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ál" style:master-page-name="MP0" style:family="paragraph">
      <style:paragraph-properties fo:break-before="page" fo:text-align="center"/>
      <style:text-properties fo:font-size="16pt" style:font-size-asian="16pt" style:font-size-complex="16pt"/>
    </style:style>
    <style:style style:name="P2" style:parent-style-name="Normál" style:family="paragraph">
      <style:text-properties style:text-underline-type="single" style:text-underline-style="solid" style:text-underline-width="auto" style:text-underline-mode="continuous"/>
    </style:style>
    <style:style style:name="P3" style:parent-style-name="Listaszerűbekezdés" style:list-style-name="LFO6" style:family="paragraph"/>
    <style:style style:name="P4" style:parent-style-name="Listaszerűbekezdés" style:list-style-name="LFO6" style:family="paragraph"/>
    <style:style style:name="P5" style:parent-style-name="Listaszerűbekezdés" style:list-style-name="LFO6" style:family="paragraph"/>
    <style:style style:name="P6" style:parent-style-name="Listaszerűbekezdés" style:list-style-name="LFO6" style:family="paragraph"/>
    <style:style style:name="P7" style:parent-style-name="Listaszerűbekezdés" style:list-style-name="LFO6" style:family="paragraph"/>
    <style:style style:name="P8" style:parent-style-name="Listaszerűbekezdés" style:list-style-name="LFO6" style:family="paragraph"/>
    <style:style style:name="P9" style:parent-style-name="Listaszerűbekezdés" style:list-style-name="LFO6" style:family="paragraph"/>
    <style:style style:name="P10" style:parent-style-name="Listaszerűbekezdés" style:list-style-name="LFO6" style:family="paragraph"/>
    <style:style style:name="P11" style:parent-style-name="Listaszerűbekezdés" style:list-style-name="LFO6" style:family="paragraph"/>
    <style:style style:name="P12" style:parent-style-name="Normá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3" style:parent-style-name="Bekezdésalapbetűtípusa"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4" style:parent-style-name="Bekezdésalapbetűtípusa"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5" style:parent-style-name="Bekezdésalapbetűtípusa"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6" style:parent-style-name="Bekezdésalapbetűtípusa"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7" style:parent-style-name="Bekezdésalapbetűtípusa"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8" style:parent-style-name="Bekezdésalapbetűtípusa"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9" style:parent-style-name="Bekezdésalapbetűtípusa"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0" style:parent-style-name="Bekezdésalapbetűtípusa"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1" style:parent-style-name="Bekezdésalapbetűtípusa"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2" style:parent-style-name="Bekezdésalapbetűtípusa"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 style:parent-style-name="Normá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4" style:parent-style-name="Normá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5" style:parent-style-name="Normá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6" style:parent-style-name="Bekezdésalapbetűtípusa"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7" style:parent-style-name="Bekezdésalapbetűtípusa"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28" style:parent-style-name="Bekezdésalapbetűtípusa" style:family="text">
      <style:text-properties style:text-underline-type="single" style:text-underline-style="solid" style:text-underline-width="auto" style:text-underline-mode="continuous"/>
    </style:style>
    <style:style style:name="P29" style:parent-style-name="Listaszerűbekezdés" style:list-style-name="LFO7" style:family="paragraph"/>
    <style:style style:name="P30" style:parent-style-name="Listaszerűbekezdés" style:list-style-name="LFO7" style:family="paragraph"/>
    <style:style style:name="P31" style:parent-style-name="Listaszerűbekezdés" style:list-style-name="LFO7" style:family="paragraph"/>
    <style:style style:name="P32" style:parent-style-name="Listaszerűbekezdés" style:list-style-name="LFO7" style:family="paragraph"/>
    <style:style style:name="P33" style:parent-style-name="Listaszerűbekezdés" style:list-style-name="LFO7" style:family="paragraph"/>
    <style:style style:name="P34" style:parent-style-name="Normá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5" style:parent-style-name="Normá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6" style:parent-style-name="Normá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7" style:parent-style-name="Normá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8" style:parent-style-name="Normá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9" style:parent-style-name="Normá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0" style:parent-style-name="Normá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office:automatic-styles>
  <office:body>
    <office:text text:use-soft-page-breaks="true">
      <text:p text:style-name="P1">Petville – Felhasználói dokumentum</text:p>
      <text:p text:style-name="Normál"/>
      <text:p text:style-name="Normál">Amikor megnyitjuk a weboldalt, rögtön a játékhoz tartozó főoldalon találjuk magunkat.</text:p>
      <text:p text:style-name="P2">Amiket tartalmaz a főoldal:</text:p>
      <text:list text:style-name="LFO6" text:continue-numbering="true">
        <text:list-item>
          <text:p text:style-name="P3">Navigációs sáv</text:p>
        </text:list-item>
        <text:list-item>
          <text:p text:style-name="P4">A játék neve</text:p>
        </text:list-item>
        <text:list-item>
          <text:p text:style-name="P5">„About the game” szekcio</text:p>
        </text:list-item>
        <text:list-item>
          <text:p text:style-name="P6">„About the bars” szekcio</text:p>
        </text:list-item>
        <text:list-item>
          <text:p text:style-name="P7">„About coins” szekcio</text:p>
        </text:list-item>
        <text:list-item>
          <text:p text:style-name="P8">„Gallery” szekcio</text:p>
        </text:list-item>
        <text:list-item>
          <text:p text:style-name="P9">„Download Now” szekcio</text:p>
        </text:list-item>
        <text:list-item>
          <text:p text:style-name="P10">„Top players” szekcio</text:p>
        </text:list-item>
        <text:list-item>
          <text:p text:style-name="P11">Lábléc</text:p>
        </text:list-item>
      </text:list>
      <text:p text:style-name="Normál"/>
      <text:p text:style-name="P12">Navigációs sáv:</text:p>
      <text:p text:style-name="Normál"/>
      <text:p text:style-name="Normál">A navigációs sávban bal oldalt a játékhoz tartozó logót láthatjuk.</text:p>
      <text:p text:style-name="Normál">A sáv jobb oldalán pedig különböző lehetőségeket, ezek a „Home”, „Pictures”, „Download Game”, „Leaderboard” és egy gomb, amely a „Login” lehetőséget tartalmazza.</text:p>
      <text:p text:style-name="Normál">A „Login” gomb melletti lehetőségek az oldalon belüli navigációt tartalmazzák, mellyel gyorsabban haladhatunk az oldalon, ha nem szeretnénk görgetni. Pontosan oda fognak vinni az oldalon belül, amelyikre rányomunk, azaz ha a „Download Game” lehetőségre nyomunk, akkor rögtön oda fog navigálni az oldalon.</text:p>
      <text:p text:style-name="Normál">Majd a sáv legszélén van egy „Login” gomb lehetőségünk is, amelyre rá tudunk kattintani és a főoldalra egy kis ablakot fog bedobni „Login” felirattal. Ezen a részen lehetőségünk van a bejelentkezésre, ha már van felhasználónk. Ehhez csupán az mail és a password - jelszónkat kell megadnunk.<text:s/>Miután ezeket az adatokat megadtuk, a következő teendőnk a kéken látható Login gomb megnyomása, amely átvisz a felhasználói oldalunkra.<text:s/><text:s/>Ha még nincsen felhasználó fiókunk, értelemszerűen nem fogunk tudni bejelentkezni és természetesen hibát is fog erre nekünk jelezni, ha megpróbálunk.</text:p>
      <text:p text:style-name="Normál">Erről az oldalról van lehetőségünk szintén új profilt létrehozni, csak a kékkel jelzett és aláhúzott, azaz a „Sign up” feliratra kell nyomnunk.<text:line-break/>Miután megnyomtuk, egy hasonló, de másik ablakot fog feldobni, aminek már a felirata<text:s/><text:soft-page-break/>is más, „Registration”. Itt tobb adatot kér tőlünk, egy emailt, username-et, azaz egy felhasználónevet és egy password-öt, azaz jelszót.<text:line-break/>Az emil cím valós cím kell, hogy legyen,<text:s/>különben<text:s/>hibát dob rá. Hibát dob akkor is,<text:s/>ha már ezzel a címmel regisztráltak.<text:line-break/>A usesrname mezőbe egy általunk kitalált felhasználónevet kell írni, ennek minimum három karakternek kell lennie, különben hibát dob rá. Hibát dob akkor is, ha már egy másik felhasználó regisztrált ezzel a névvel.<text:line-break/>Ezután már csak egy nyolc karakterből álló jelszót kell kitalálnunk, amely tartalmaz legalább egy nagy betűt és legalább egy számot.<text:line-break/>Ha ezekkel megvagyunk, a kék Register gombra kell kattintsunk, így létre tudjuk hozni a fiókunk. Miután megnyomtuk ezt a gombot, egy kis ablakban értesíteni fog minket a sikeres regisztrációról.<text:s/>Ezt az ablakot leokézva, vissza dob minket a login felületre, ahol már az emailt meg is jegyzi nekünk, így a következő teendőnk már csak a jelszó megadása és szintén a kék Login gomb megnyomása.</text:p>
      <text:p text:style-name="Normál"><text:line-break/><text:line-break/><text:span text:style-name="T13">„</text:span><text:span text:style-name="T14">About The Game</text:span><text:span text:style-name="T15">”<text:s/></text:span><text:span text:style-name="T16">szekció:</text:span></text:p>
      <text:p text:style-name="Normál">Ezen a részen olvashatjuk, hogy milyen játékról is van szó. Egy rövid leírás mi a játék, milyen lehetőségeink vannak és mi a célja ennek a játéknak.</text:p>
      <text:p text:style-name="Normál"><text:line-break/><text:line-break/><text:span text:style-name="T17">„</text:span><text:span text:style-name="T18">About The Bars</text:span><text:span text:style-name="T19">”<text:s/></text:span><text:span text:style-name="T20">szekció:</text:span></text:p>
      <text:p text:style-name="Normál">Itt azt olvashatjuk, hogy a játékban az állatainkhoz milyen bárok tartoznak és hogyan kezelhetjük azokat.</text:p>
      <text:p text:style-name="Normál"><text:line-break/><text:line-break/>„<text:span text:style-name="T21">About Coins</text:span><text:span text:style-name="T22">” szekció:</text:span></text:p>
      <text:p text:style-name="Normál">Itt azt olvashatjuk, hogyan tudunk érméket szerezni a játékban és hol tudjuk ezeket hasznosítani.</text:p>
      <text:p text:style-name="Normál"/>
      <text:p text:style-name="P23">„Gallery”<text:s/>szekció:</text:p>
      <text:p text:style-name="Normál">Itt képeket láthatunk ízelítőként hogyan is néz ki a játék.</text:p>
      <text:p text:style-name="Normál"/>
      <text:p text:style-name="Normál"><text:line-break/></text:p>
      <text:soft-page-break/>
      <text:p text:style-name="P24">„Download Now”<text:s/>szekció:</text:p>
      <text:p text:style-name="Normál">Itt tudjuk a játékot letölteni amikor rányomunk a „Download for PC” gombra.<text:line-break/>Ez egy másik oldalra fog navigálni, aminek a neve „Mediafire”. Itt lesz tényleges lehetőségünk a játékot tartalmazó filet letölteni.</text:p>
      <text:p text:style-name="Normál"/>
      <text:p text:style-name="Normál"/>
      <text:p text:style-name="P25">„Top Players”<text:s/>szekció:</text:p>
      <text:p text:style-name="Normál">Itt a játékosokról láthatunk egy ranglistát. A top öt játékost láthatjuk, ami az alapján dől el, hogy egy adott felhasználó által játszott, egy adott állattal éppen mennyi pénzt sikerült szereznie. Természetesen ez nem az össz állatra vonatkozó coint számolja, hanem állatokra leosztva.<text:line-break/>Ezzel a játékosoknak lehetősége adódik egyfajta versengésre is.</text:p>
      <text:p text:style-name="Normál"><text:line-break/><text:line-break/><text:span text:style-name="T26">Lábléc:</text:span></text:p>
      <text:p text:style-name="Normál">Itt csak a játék megjelenési dátumát és annak nevét láthatjuk.<text:line-break/><text:s/><text:line-break/></text:p>
      <text:p text:style-name="Normál"><text:line-break/><text:span text:style-name="T27">Bejelentkezés a felhasználói fiókba:</text:span></text:p>
      <text:p text:style-name="Normál">Ezt amint már fentebb megírtam, a Login gomb megnyomása és az adatok megadása után történik.<text:line-break/>Itt egy másik oldalra kerülünk, ami teljesen eltér a főoldaltól.<text:s/><text:line-break/><text:line-break/><text:span text:style-name="T28">Amit itt láthatunk:</text:span></text:p>
      <text:list text:style-name="LFO7" text:continue-numbering="true">
        <text:list-item>
          <text:p text:style-name="P29">Navigációs sáv</text:p>
        </text:list-item>
        <text:list-item>
          <text:p text:style-name="P30">Felhasználói rész</text:p>
        </text:list-item>
        <text:list-item>
          <text:p text:style-name="P31">„My Stats” szekció</text:p>
        </text:list-item>
        <text:list-item>
          <text:p text:style-name="P32">„My Pets Collection”</text:p>
        </text:list-item>
        <text:list-item>
          <text:p text:style-name="P33">Lábléc</text:p>
        </text:list-item>
      </text:list>
      <text:p text:style-name="P34"/>
      <text:p text:style-name="P35">Navigációs sáv:</text:p>
      <text:soft-page-break/>
      <text:p text:style-name="Normál">Itt szintén láthatunk egy navigációs sávot, melynek a bal szélén a logó látható. Jobb oldalán pedig „Home”, „My profile” és egy „Logout” gomb.</text:p>
      <text:p text:style-name="Normál">Ha a Home lehetőséget nyomjuk meg, a főoldalra fog visszanavigálni minket, így például mindig értesülhetünk arról, éppen ki az adott top öt játékos. Ha éppen a home oldalon vagyunk és szeretnék a profil oldalunkra visszamenni, csupán a My profile-ra kell nyomnunk, így mindig lesz lehetőségünk visszatérni.</text:p>
      <text:p text:style-name="Normál">A Logout gomb megnyomásával pedig lehetőségünk van a kijelentkezésre.</text:p>
      <text:p text:style-name="P36"/>
      <text:p text:style-name="P37">Felhasználói rész:</text:p>
      <text:p text:style-name="Normál">Itt láthatjuk éppen melyik melyik fiókkal vagyunk bejelentkezve. A felhasználónevünk jelenik meg, alatta az ahhoz tartozó email cím, majd az alatt, hogy mikor regisztráltunk a játékba.</text:p>
      <text:p text:style-name="Normál"/>
      <text:p text:style-name="P38">„My Stats”<text:s/>szekció:</text:p>
      <text:p text:style-name="Normál">Itt azt láthatjuk, hogy mennyi állat tartozik az adott felhasználóhoz és pontosan ezzel a felhasználóval mennyi időt játszottunk összesen.</text:p>
      <text:p text:style-name="Normál"/>
      <text:p text:style-name="P39">„My Pets Collection”<text:s/>szekció:</text:p>
      <text:p text:style-name="Normál">Itt kicsi kártyákban jelennek meg az állataink adatai. A kékkel jelzett gombokkal ki tudjuk választani, hogy egyszerre az összes állatunk szeretnék-e látni, vagy azt állatokra levetítve.</text:p>
      <text:p text:style-name="Normál">Itt több információval is tudunk szembesülni. Első sorban az állatunk nevével, majd alatta, hogy milyen állat az. Ez alatt láthatjuk jelenleg mennyi coint sikerült elérni, alatta pedig, hogy mennyi időt játszottunk vele. Ez alatt pedig az állatunk jelenlegi energia mennyiségét is mutatja.</text:p>
      <text:p text:style-name="Normál"/>
      <text:p text:style-name="P40">Lábléc:</text:p>
      <text:p text:style-name="Normál">Itt csak a játék megjelenési dátumát és annak nevét láthatju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Címsor1" style:display-name="Címsor 1" style:family="paragraph" style:parent-style-name="Normál" style:next-style-name="Normá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Címsor2" style:display-name="Címsor 2" style:family="paragraph" style:parent-style-name="Normál" style:next-style-name="Normá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Címsor3" style:display-name="Címsor 3" style:family="paragraph" style:parent-style-name="Normál" style:next-style-name="Normá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Címsor4" style:display-name="Címsor 4" style:family="paragraph" style:parent-style-name="Normál" style:next-style-name="Normá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Címsor5" style:display-name="Címsor 5" style:family="paragraph" style:parent-style-name="Normál" style:next-style-name="Normá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Címsor6" style:display-name="Címsor 6" style:family="paragraph" style:parent-style-name="Normál" style:next-style-name="Normá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Címsor7" style:display-name="Címsor 7" style:family="paragraph" style:parent-style-name="Normál" style:next-style-name="Normá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Címsor8" style:display-name="Címsor 8" style:family="paragraph" style:parent-style-name="Normál" style:next-style-name="Normá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Címsor9" style:display-name="Címsor 9" style:family="paragraph" style:parent-style-name="Normál" style:next-style-name="Normál" style:default-outline-level="9">
      <style:paragraph-properties fo:keep-with-next="always" fo:keep-together="always" fo:margin-bottom="0in"/>
      <style:text-properties style:font-name-asian="Times New Roman" style:font-name-complex="Times New Roman" fo:color="#272727" fo:hyphenate="false"/>
    </style:style>
    <style:style style:name="Normál" style:display-name="Normál" style:family="paragraph">
      <style:text-properties fo:language="hu" fo:country="HU" fo:hyphenate="false"/>
    </style:style>
    <style:style style:name="Bekezdésalapbetűtípusa" style:display-name="Bekezdés alapbetűtípusa" style:family="text"/>
    <style:style style:name="Címsor1Char" style:display-name="Címsor 1 Char" style:family="text" style:parent-style-name="Bekezdésalapbetűtípusa">
      <style:text-properties style:font-name="Aptos Display" style:font-name-asian="Times New Roman" style:font-name-complex="Times New Roman" fo:color="#0F4761" fo:font-size="20pt" style:font-size-asian="20pt" style:font-size-complex="20pt"/>
    </style:style>
    <style:style style:name="Címsor2Char" style:display-name="Címsor 2 Char" style:family="text" style:parent-style-name="Bekezdésalapbetűtípusa">
      <style:text-properties style:font-name="Aptos Display" style:font-name-asian="Times New Roman" style:font-name-complex="Times New Roman" fo:color="#0F4761" fo:font-size="16pt" style:font-size-asian="16pt" style:font-size-complex="16pt"/>
    </style:style>
    <style:style style:name="Címsor3Char" style:display-name="Címsor 3 Char" style:family="text" style:parent-style-name="Bekezdésalapbetűtípusa">
      <style:text-properties style:font-name-asian="Times New Roman" style:font-name-complex="Times New Roman" fo:color="#0F4761" fo:font-size="14pt" style:font-size-asian="14pt" style:font-size-complex="14pt"/>
    </style:style>
    <style:style style:name="Címsor4Char" style:display-name="Címsor 4 Char" style:family="text" style:parent-style-name="Bekezdésalapbetűtípusa">
      <style:text-properties style:font-name-asian="Times New Roman" style:font-name-complex="Times New Roman" fo:font-style="italic" style:font-style-asian="italic" style:font-style-complex="italic" fo:color="#0F4761"/>
    </style:style>
    <style:style style:name="Címsor5Char" style:display-name="Címsor 5 Char" style:family="text" style:parent-style-name="Bekezdésalapbetűtípusa">
      <style:text-properties style:font-name-asian="Times New Roman" style:font-name-complex="Times New Roman" fo:color="#0F4761"/>
    </style:style>
    <style:style style:name="Címsor6Char" style:display-name="Címsor 6 Char" style:family="text" style:parent-style-name="Bekezdésalapbetűtípusa">
      <style:text-properties style:font-name-asian="Times New Roman" style:font-name-complex="Times New Roman" fo:font-style="italic" style:font-style-asian="italic" style:font-style-complex="italic" fo:color="#595959"/>
    </style:style>
    <style:style style:name="Címsor7Char" style:display-name="Címsor 7 Char" style:family="text" style:parent-style-name="Bekezdésalapbetűtípusa">
      <style:text-properties style:font-name-asian="Times New Roman" style:font-name-complex="Times New Roman" fo:color="#595959"/>
    </style:style>
    <style:style style:name="Címsor8Char" style:display-name="Címsor 8 Char" style:family="text" style:parent-style-name="Bekezdésalapbetűtípusa">
      <style:text-properties style:font-name-asian="Times New Roman" style:font-name-complex="Times New Roman" fo:font-style="italic" style:font-style-asian="italic" style:font-style-complex="italic" fo:color="#272727"/>
    </style:style>
    <style:style style:name="Címsor9Char" style:display-name="Címsor 9 Char" style:family="text" style:parent-style-name="Bekezdésalapbetűtípusa">
      <style:text-properties style:font-name-asian="Times New Roman" style:font-name-complex="Times New Roman" fo:color="#272727"/>
    </style:style>
    <style:style style:name="Cím" style:display-name="Cím" style:family="paragraph" style:parent-style-name="Normál" style:next-style-name="Normá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CímChar" style:display-name="Cím Char" style:family="text" style:parent-style-name="Bekezdésalapbetűtípusa">
      <style:text-properties style:font-name="Aptos Display" style:font-name-asian="Times New Roman" style:font-name-complex="Times New Roman" fo:letter-spacing="-0.0069in" style:letter-kerning="true" fo:font-size="28pt" style:font-size-asian="28pt" style:font-size-complex="28pt"/>
    </style:style>
    <style:style style:name="Alcím" style:display-name="Alcím" style:family="paragraph" style:parent-style-name="Normál" style:next-style-name="Normál">
      <style:text-properties style:font-name-asian="Times New Roman" style:font-name-complex="Times New Roman" fo:color="#595959" fo:letter-spacing="0.0104in" fo:font-size="14pt" style:font-size-asian="14pt" style:font-size-complex="14pt" fo:hyphenate="false"/>
    </style:style>
    <style:style style:name="AlcímChar" style:display-name="Alcím Char" style:family="text" style:parent-style-name="Bekezdésalapbetűtípusa">
      <style:text-properties style:font-name-asian="Times New Roman" style:font-name-complex="Times New Roman" fo:color="#595959" fo:letter-spacing="0.0104in" fo:font-size="14pt" style:font-size-asian="14pt" style:font-size-complex="14pt"/>
    </style:style>
    <style:style style:name="Idézet" style:display-name="Idézet" style:family="paragraph" style:parent-style-name="Normál" style:next-style-name="Normál">
      <style:paragraph-properties fo:text-align="center" fo:margin-top="0.1111in"/>
      <style:text-properties fo:font-style="italic" style:font-style-asian="italic" style:font-style-complex="italic" fo:color="#404040" fo:hyphenate="false"/>
    </style:style>
    <style:style style:name="IdézetChar" style:display-name="Idézet Char" style:family="text" style:parent-style-name="Bekezdésalapbetűtípusa">
      <style:text-properties fo:font-style="italic" style:font-style-asian="italic" style:font-style-complex="italic" fo:color="#404040"/>
    </style:style>
    <style:style style:name="Listaszerűbekezdés" style:display-name="Listaszerű bekezdés" style:family="paragraph" style:parent-style-name="Normál">
      <style:paragraph-properties style:contextual-spacing="true" fo:margin-left="0.5in">
        <style:tab-stops/>
      </style:paragraph-properties>
      <style:text-properties fo:hyphenate="false"/>
    </style:style>
    <style:style style:name="Erőskiemelés" style:display-name="Erős kiemelés" style:family="text" style:parent-style-name="Bekezdésalapbetűtípusa">
      <style:text-properties fo:font-style="italic" style:font-style-asian="italic" style:font-style-complex="italic" fo:color="#0F4761"/>
    </style:style>
    <style:style style:name="Kiemeltidézet" style:display-name="Kiemelt idézet" style:family="paragraph" style:parent-style-name="Normál" style:next-style-name="Normá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KiemeltidézetChar" style:display-name="Kiemelt idézet Char" style:family="text" style:parent-style-name="Bekezdésalapbetűtípusa">
      <style:text-properties fo:font-style="italic" style:font-style-asian="italic" style:font-style-complex="italic" fo:color="#0F4761"/>
    </style:style>
    <style:style style:name="Erőshivatkozás" style:display-name="Erős hivatkozás" style:family="text" style:parent-style-name="Bekezdésalapbetűtípusa">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üller Zsanett Petra</meta:initial-creator>
    <dc:creator>Zsanett Müller</dc:creator>
    <meta:creation-date>2025-04-30T20:39:00Z</meta:creation-date>
    <dc:date>2025-04-30T22:00:00Z</dc:date>
    <meta:template xlink:href="Normal" xlink:type="simple"/>
    <meta:editing-cycles>1</meta:editing-cycles>
    <meta:editing-duration>PT4860S</meta:editing-duration>
    <meta:document-statistic meta:page-count="4" meta:paragraph-count="11" meta:word-count="844" meta:character-count="5645" meta:row-count="40" meta:non-whitespace-character-count="4812"/>
  </office:meta>
</office:document-meta>
</file>